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number-columns-repeated="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office:value-type="float" office:value="0.6488" calcext:value-type="float">
            <text:p>0,6488</text:p>
          </table:table-cell>
          <table:table-cell office:value-type="float" office:value="244" calcext:value-type="float">
            <text:p>244</text:p>
          </table:table-cell>
          <table:table-cell table:formula="of:=[.A2]*SQRT(([.B2]-2)/(1-[.A2]^2))" office:value-type="float" office:value="13.263473719035" calcext:value-type="float">
            <text:p>13,263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8886" calcext:value-type="float">
            <text:p>0,8886</text:p>
          </table:table-cell>
          <table:table-cell office:value-type="float" office:value="-89.4505" calcext:value-type="float">
            <text:p>-89,4505</text:p>
          </table:table-cell>
          <table:table-cell table:formula="of:=[.F2]*[.E2]+[.G2]" office:value-type="float" office:value="52.7255" calcext:value-type="float">
            <text:p>52,7255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table:formula="of:=[.A3]*SQRT(([.B3]-2)/(1-[.A3]^2))" office:value-type="float" office:value="2.3094010767585" calcext:value-type="float">
            <text:p>2,3094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0" calcext:value-type="float">
            <text:p>500</text:p>
          </table:table-cell>
          <table:table-cell table:formula="of:=[.A4]*SQRT(([.B4]-2)/(1-[.A4]^2))" office:value-type="float" office:value="4.55521678957215" calcext:value-type="float">
            <text:p>4,5552</text:p>
          </table:table-cell>
          <table:table-cell table:number-columns-repeated="1021"/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15" calcext:value-type="float">
            <text:p>15</text:p>
          </table:table-cell>
          <table:table-cell table:formula="of:=[.A5]*SQRT(([.B5]-2)/(1-[.A5]^2))" office:value-type="float" office:value="-4.80740170061865" calcext:value-type="float">
            <text:p>-4,807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39:08.992582414</meta:creation-date>
    <dc:date>2016-11-09T15:45:51.803416306</dc:date>
    <meta:editing-duration>PT5H51M32S</meta:editing-duration>
    <meta:editing-cycles>1</meta:editing-cycles>
    <meta:document-statistic meta:table-count="1" meta:cell-count="23" meta:object-count="0"/>
    <meta:generator>LibreOffice/5.0.3.2$Linux_X86_64 LibreOffice_project/e5f16313668ac592c1bfb310f4390624e3dbfb75</meta:generator>
  </office:meta>
</office:document-meta>
</file>